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0.112cm" style:rel-column-width="5733*"/>
    </style:style>
    <style:style style:name="Таблица1.B" style:family="table-column">
      <style:table-column-properties style:column-width="3.175cm" style:rel-column-width="1800*"/>
    </style:style>
    <style:style style:name="Таблица1.C" style:family="table-column">
      <style:table-column-properties style:column-width="3.713cm" style:rel-column-width="210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1.C1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db66" officeooo:paragraph-rsid="0013db66"/>
    </style:style>
    <style:style style:name="P2" style:family="paragraph" style:parent-style-name="Standard">
      <style:text-properties officeooo:rsid="0013db66" officeooo:paragraph-rsid="001be0ef"/>
    </style:style>
    <style:style style:name="P3" style:family="paragraph" style:parent-style-name="Standard" style:list-style-name="L1">
      <style:text-properties officeooo:rsid="0013db66" officeooo:paragraph-rsid="0013db66"/>
    </style:style>
    <style:style style:name="P4" style:family="paragraph" style:parent-style-name="Standard" style:list-style-name="L1">
      <style:text-properties officeooo:rsid="0013db66" officeooo:paragraph-rsid="001d0846"/>
    </style:style>
    <style:style style:name="P5" style:family="paragraph" style:parent-style-name="Standard">
      <style:text-properties officeooo:rsid="00151f0c" officeooo:paragraph-rsid="00151f0c"/>
    </style:style>
    <style:style style:name="P6" style:family="paragraph" style:parent-style-name="Standard">
      <style:text-properties officeooo:rsid="00151f0c" officeooo:paragraph-rsid="001896f4"/>
    </style:style>
    <style:style style:name="P7" style:family="paragraph" style:parent-style-name="Standard">
      <style:text-properties officeooo:rsid="00151f0c" officeooo:paragraph-rsid="001be0ef"/>
    </style:style>
    <style:style style:name="P8" style:family="paragraph" style:parent-style-name="Standard">
      <style:text-properties officeooo:rsid="001681c2" officeooo:paragraph-rsid="001681c2"/>
    </style:style>
    <style:style style:name="P9" style:family="paragraph" style:parent-style-name="Standard">
      <style:text-properties officeooo:rsid="001681c2" officeooo:paragraph-rsid="001896f4"/>
    </style:style>
    <style:style style:name="P10" style:family="paragraph" style:parent-style-name="Standard">
      <style:text-properties officeooo:rsid="001681c2" officeooo:paragraph-rsid="0019e513"/>
    </style:style>
    <style:style style:name="P11" style:family="paragraph" style:parent-style-name="Standard">
      <style:text-properties officeooo:rsid="001681c2" officeooo:paragraph-rsid="001be0ef"/>
    </style:style>
    <style:style style:name="P12" style:family="paragraph" style:parent-style-name="Standard">
      <style:text-properties officeooo:rsid="0016b4a0" officeooo:paragraph-rsid="0016b4a0"/>
    </style:style>
    <style:style style:name="P13" style:family="paragraph" style:parent-style-name="Standard">
      <style:text-properties officeooo:rsid="0016b4a0" officeooo:paragraph-rsid="001be0ef"/>
    </style:style>
    <style:style style:name="P14" style:family="paragraph" style:parent-style-name="Standard">
      <style:text-properties officeooo:rsid="001896f4" officeooo:paragraph-rsid="001896f4"/>
    </style:style>
    <style:style style:name="P15" style:family="paragraph" style:parent-style-name="Standard">
      <style:text-properties officeooo:rsid="001896f4" officeooo:paragraph-rsid="001be0ef"/>
    </style:style>
    <style:style style:name="P16" style:family="paragraph" style:parent-style-name="Standard">
      <style:text-properties officeooo:rsid="0019e513" officeooo:paragraph-rsid="0019e513"/>
    </style:style>
    <style:style style:name="P17" style:family="paragraph" style:parent-style-name="Standard">
      <style:text-properties officeooo:rsid="0019e513" officeooo:paragraph-rsid="001af78f"/>
    </style:style>
    <style:style style:name="P18" style:family="paragraph" style:parent-style-name="Standard">
      <style:text-properties officeooo:rsid="001af78f" officeooo:paragraph-rsid="001af78f"/>
    </style:style>
    <style:style style:name="P19" style:family="paragraph" style:parent-style-name="Standard">
      <style:text-properties officeooo:rsid="001af78f" officeooo:paragraph-rsid="001be0ef"/>
    </style:style>
    <style:style style:name="P20" style:family="paragraph" style:parent-style-name="Standard">
      <style:text-properties fo:font-weight="bold" officeooo:rsid="0013db66" officeooo:paragraph-rsid="0013db66" style:font-weight-asian="bold" style:font-weight-complex="bold"/>
    </style:style>
    <style:style style:name="P21" style:family="paragraph" style:parent-style-name="Standard">
      <style:text-properties fo:font-weight="bold" officeooo:rsid="001d0846" officeooo:paragraph-rsid="001d0846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4pt" fo:font-weight="bold" officeooo:rsid="0013db66" officeooo:paragraph-rsid="0013db66" style:font-size-asian="14pt" style:font-weight-asian="bold" style:font-size-complex="14pt" style:font-weight-complex="bold"/>
    </style:style>
    <style:style style:name="P23" style:family="paragraph" style:parent-style-name="Standard">
      <style:text-properties officeooo:rsid="00211585" officeooo:paragraph-rsid="00211585"/>
    </style:style>
    <style:style style:name="P2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.801cm" style:auto-text-indent="false" style:page-number="auto" fo:background-color="transparent"/>
      <style:text-properties officeooo:rsid="0013db66" officeooo:paragraph-rsid="0013db66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0.801cm" style:auto-text-indent="false" fo:background-color="transparent"/>
      <style:text-properties officeooo:rsid="0013db66" officeooo:paragraph-rsid="0013db66"/>
    </style:style>
    <style:style style:name="P2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.801cm" style:auto-text-indent="false" style:page-number="auto" fo:background-color="transparent"/>
      <style:text-properties officeooo:rsid="0013db66" officeooo:paragraph-rsid="0013db66"/>
    </style:style>
    <style:style style:name="P27" style:family="paragraph" style:parent-style-name="Standard" style:master-page-name="">
      <loext:graphic-properties draw:fill="none"/>
      <style:paragraph-properties fo:margin-left="0cm" fo:margin-right="0cm" fo:text-indent="0.801cm" style:auto-text-indent="false" style:page-number="auto" fo:background-color="transparent"/>
      <style:text-properties officeooo:rsid="0013db66" officeooo:paragraph-rsid="001ef181"/>
    </style:style>
    <style:style style:name="P28" style:family="paragraph" style:parent-style-name="Standard" style:master-page-name="">
      <loext:graphic-properties draw:fill="none"/>
      <style:paragraph-properties fo:margin-left="0cm" fo:margin-right="0cm" fo:text-indent="0.801cm" style:auto-text-indent="false" style:page-number="auto" fo:background-color="transparent"/>
      <style:text-properties officeooo:rsid="0013db66" officeooo:paragraph-rsid="001ef181"/>
    </style:style>
    <style:style style:name="P29" style:family="paragraph" style:parent-style-name="Table_20_Contents">
      <style:text-properties officeooo:rsid="001be0ef" officeooo:paragraph-rsid="001be0ef"/>
    </style:style>
    <style:style style:name="P30" style:family="paragraph" style:parent-style-name="Table_20_Contents">
      <style:paragraph-properties fo:text-align="center" style:justify-single-word="false"/>
      <style:text-properties officeooo:rsid="001be0ef" officeooo:paragraph-rsid="001be0ef"/>
    </style:style>
    <style:style style:name="P31" style:family="paragraph" style:parent-style-name="Table_20_Contents">
      <style:paragraph-properties fo:text-align="end" style:justify-single-word="false"/>
      <style:text-properties fo:font-weight="bold" officeooo:rsid="001be0ef" officeooo:paragraph-rsid="001be0ef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officeooo:rsid="001ef181" officeooo:paragraph-rsid="001ef181"/>
    </style:style>
    <style:style style:name="T1" style:family="text">
      <style:text-properties officeooo:rsid="001524e6"/>
    </style:style>
    <style:style style:name="T2" style:family="text">
      <style:text-properties officeooo:rsid="001681c2"/>
    </style:style>
    <style:style style:name="T3" style:family="text">
      <style:text-properties officeooo:rsid="001896f4"/>
    </style:style>
    <style:style style:name="T4" style:family="text">
      <style:text-properties officeooo:rsid="0019e513"/>
    </style:style>
    <style:style style:name="T5" style:family="text">
      <style:text-properties officeooo:rsid="001af78f"/>
    </style:style>
    <style:style style:name="T6" style:family="text">
      <style:text-properties officeooo:rsid="001be0ef"/>
    </style:style>
    <style:style style:name="T7" style:family="text">
      <style:text-properties officeooo:rsid="001d0846"/>
    </style:style>
    <style:style style:name="T8" style:family="text">
      <style:text-properties officeooo:rsid="001e14d3"/>
    </style:style>
    <style:style style:name="T9" style:family="text">
      <style:text-properties officeooo:rsid="001ef18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Функциональное и логическое программирование</text:p>
      <text:p text:style-name="P1"/>
      <text:p text:style-name="P20">1. Цели и задачи дисциплины</text:p>
      <text:p text:style-name="P24">Целью данного курса является формирование у студентов профессиональных знаний и практических навыков по разработке и созданию моделей интеллектуальных систем с помощью языков функционального и логического программирования. Задачи изучения дисциплины: получить знания и овладеть понятийным аппаратом: интеллектуальные системы; функциональное программирование; λ-исчистение; функционалы; предикаты первого порядка; логическое программирование; рекурсия.</text:p>
      <text:p text:style-name="P1"/>
      <text:p text:style-name="P21">2. Место дисциплины в структуре ООП</text:p>
      <text:p text:style-name="P24">В результате изучения курса студент должен знать современные программные средства взаимодействия с компьютером, современные технологии разработки алгоритмов и программ на языках <text:span text:style-name="T7">Haskell </text:span>и <text:span text:style-name="T7">Prolog</text:span>.</text:p>
      <text:p text:style-name="P25">Предшествующими дисциплинами, формирующими начальные знания, являются "Информатика и программирование", "Основы алгоритмизации", "Технологии программирования", "Дискретная математика".</text:p>
      <text:p text:style-name="P25">Студент должен уметь использовать современные информационные технологии методов сбора, представления, хранения, обработки и передачи информации с использованием языков функционального и логического программирования. Студент должен получить навыки создания, отладки и тестирования программ, представления результатов в удобном для пользователя виде, построению моделей искусственного интеллекта с помощью языков <text:span text:style-name="T7">Haskell </text:span>и <text:span text:style-name="T7">Prolog</text:span>.</text:p>
      <text:p text:style-name="P25"/>
      <text:p text:style-name="P20">3. Требования к результатам освоения дисциплины</text:p>
      <text:p text:style-name="P27">Процесс изучения дисциплины направлен на формирование профессиональной компетенции в производственно-технологической деятельности ПК-3: владение навыками использования различных технологий разработки программного обеспечения. </text:p>
      <text:p text:style-name="P27">В результате изучения дисциплины студент должен:</text:p>
      <text:p text:style-name="P1">знать:</text:p>
      <text:list xml:id="list2149115768" text:style-name="L1">
        <text:list-item>
          <text:p text:style-name="P3">языки функционального и логического программирования.</text:p>
        </text:list-item>
        <text:list-item>
          <text:p text:style-name="P3">основные методы и средства эффективной разработки программного продукта</text:p>
        </text:list-item>
        <text:list-item>
          <text:p text:style-name="P3">типовые роли в процессе разработки программного обеспечения</text:p>
        </text:list-item>
        <text:list-item>
          <text:p text:style-name="P3">математические основы предикатов первого порядка</text:p>
        </text:list-item>
        <text:list-item>
          <text:p text:style-name="P3">математические основы лямбда-исчисления.</text:p>
        </text:list-item>
      </text:list>
      <text:p text:style-name="P1">уметь:</text:p>
      <text:list xml:id="list2802434996182" text:continue-numbering="true" text:style-name="L1">
        <text:list-item>
          <text:p text:style-name="P3">использовать методы и технологии разработки для генерации исполняемого кода</text:p>
        </text:list-item>
        <text:list-item>
          <text:p text:style-name="P3">анализировать поставленные задачи, разрабатывать алгоритмы, представлять данные для решения поставленных задач.</text:p>
        </text:list-item>
        <text:list-item>
          <text:p text:style-name="P3">разрабатывать модели различных классов систем с применением языков функционального и логического программирования.</text:p>
        </text:list-item>
        <text:list-item>
          <text:p text:style-name="P4">осуществлять разработку программного обеспечения на языках <text:span text:style-name="T7">Haskell </text:span>и <text:span text:style-name="T7">Prolog </text:span>.</text:p>
        </text:list-item>
      </text:list>
      <text:p text:style-name="P1">владеть:</text:p>
      <text:list xml:id="list2801978911037" text:continue-numbering="true" text:style-name="L1">
        <text:list-item>
          <text:p text:style-name="P3">основными методологиями процессов разработки программного обеспечения, математическим аппаратом, применяемым в функциональном и логическом программировании.</text:p>
        </text:list-item>
        <text:list-item>
          <text:p text:style-name="P4">языками <text:span text:style-name="T7">Haskell </text:span>и <text:span text:style-name="T7">Prolog </text:span>для построения <text:span text:style-name="T7">элементов </text:span>моделей искусственного интеллекта.</text:p>
        </text:list-item>
      </text:list>
      <text:p text:style-name="P1"/>
      <text:p text:style-name="P20"><text:span text:style-name="T8">4. </text:span>Тематический план</text:p>
      <text:p text:style-name="P1"/>
      <text:p text:style-name="P1">1. Введение</text:p>
      <text:p text:style-name="P1"><text:soft-page-break/>Две парадигмы программирования: императивная и декларативная. История развития функционального подхода в программировании. <text:span text:style-name="T4">Основные принципы ФП.</text:span></text:p>
      <text:p text:style-name="P1"/>
      <text:p text:style-name="P1">2. Функции в программировании и математике</text:p>
      <text:p text:style-name="P5">Определения, способы описания, некоторые специальные функции (тождественная, константа, композиция). Синтаксис применения и определения функци<text:span text:style-name="T1">й. Функции, как объекты первого класса, понятие чистоты функций. Переменные и присваивание.</text:span></text:p>
      <text:p text:style-name="P5">Программа, данные, процесс, результат.</text:p>
      <text:p text:style-name="P1"/>
      <text:p text:style-name="P5"><text:span text:style-name="T2">3</text:span>. Рекурсивные и итеративные процессы.</text:p>
      <text:p text:style-name="P8">Принципы организации рекурсивных данных и программ. Вопросы эффективности, мемоизации. Обоснование рекурсии, структурное обоснование.</text:p>
      <text:p text:style-name="P1"/>
      <text:p text:style-name="P12"><text:span text:style-name="T6">4</text:span>. Алгебраические типы данных</text:p>
      <text:p text:style-name="P8">Абстракция данных. Типы данных. Средства абстракции. <text:span text:style-name="T4">Сумма и произведение типов, тип-стрелка. Вывод функции по её типу.</text:span></text:p>
      <text:p text:style-name="P8"/>
      <text:p text:style-name="P9"><text:span text:style-name="T6">5. </text:span>Абстракция данных и процедур</text:p>
      <text:p text:style-name="P9">Мотивационные примеры. Комбинирование функций и данных. Аппликация. Каррирование.</text:p>
      <text:p text:style-name="P9">Сечение. Замыкания.</text:p>
      <text:p text:style-name="P9"/>
      <text:p text:style-name="P6"><text:span text:style-name="T6">6</text:span>. Свёртка, как абстракция циклических процессов</text:p>
      <text:p text:style-name="P9">Комбинаторный подход к организации циклических процессов. Катаморфизм и свёртка списков, как наиболее общий способ организации рекурсии. Выражение через свёртку прочих комбинаторов.</text:p>
      <text:p text:style-name="P9"/>
      <text:p text:style-name="P9"><text:span text:style-name="T6">7. </text:span>Стратегии вычислений</text:p>
      <text:p text:style-name="P9">Строгие, <text:span text:style-name="T5">н</text:span>естрогие <text:span text:style-name="T5">и л</text:span>енивые вычисления. Бесконечные данные. Определение и обработка потоков. Недетерминированное программирование. Реализация ленивых вычислений. Отложенные вычисления. Генераторы. <text:span text:style-name="T3">Данные и коданные.</text:span></text:p>
      <text:p text:style-name="P16"/>
      <text:p text:style-name="P10"><text:span text:style-name="T6">8. Основы лямбда-исчисления</text:span></text:p>
      <text:p text:style-name="P10">Базис λ-исчисления. Определения. Правила вывода. λ-исчисление, как язык программирования. Управляющие операторы. Абстракция данных. Арифметика. Рекурсия.</text:p>
      <text:p text:style-name="P9"/>
      <text:p text:style-name="P8"><text:span text:style-name="T6">9</text:span>. <text:span text:style-name="T4">Концепция м</text:span>оноид<text:span text:style-name="T4">ов</text:span></text:p>
      <text:p text:style-name="P12">Примеры моноидов <text:span text:style-name="T4">в математике и программировании. Операции над моноидами. Произведение моноидов и функции, возвращающие моноиды. Моноидальная свёртка.</text:span></text:p>
      <text:p text:style-name="P8"/>
      <text:p text:style-name="P14"><text:span text:style-name="T4">10</text:span>. Доказательства и верификация <text:span text:style-name="T4">функциональных программ</text:span></text:p>
      <text:p text:style-name="P16">Метод индуктивных доказательств. Примеры <text:span text:style-name="T5">доказательств для структурно-рекурсивных функций.</text:span></text:p>
      <text:p text:style-name="P14"/>
      <text:p text:style-name="P8"><text:span text:style-name="T4">11</text:span>. Функторы <text:span text:style-name="T4">и монады</text:span></text:p>
      <text:p text:style-name="P16">Функтор, как контейнер или как контекст. Аппликативные и альтернативные функторы. Принципы обработка ошибочных ситуаций. <text:span text:style-name="T5">Абстракция времени и вычислительных процессов. Изменяемые состояния в чистом функциональном программировании.</text:span></text:p>
      <text:p text:style-name="P16"/>
      <text:p text:style-name="P18">1<text:span text:style-name="T6">2</text:span>. Основы логического программирования</text:p>
      <text:p text:style-name="Standard">Недетерминистические вычисления, поиск с возвратом. Принципы построения логических программ. Примеры постановки и решения задач логического программирования. Язык <text:soft-page-break/>Пролог. Согласование целевых утверждений. Сопоставление и унификация. Равенство и предикат равенства.</text:p>
      <text:p text:style-name="P17"/>
      <text:p text:style-name="P18">Почасовой план</text:p>
      <text:p text:style-name="P1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9">Тема </text:p>
          </table:table-cell>
          <table:table-cell table:style-name="Таблица1.A1" office:value-type="string">
            <text:p text:style-name="P29">Лекции</text:p>
          </table:table-cell>
          <table:table-cell table:style-name="Таблица1.C1" office:value-type="string">
            <text:p text:style-name="P29">Лабораторные занятия</text:p>
          </table:table-cell>
        </table:table-row>
        <table:table-row>
          <table:table-cell table:style-name="Таблица1.A2" office:value-type="string">
            <text:p text:style-name="P2">1. Введение</text:p>
          </table:table-cell>
          <table:table-cell table:style-name="Таблица1.A2" office:value-type="string">
            <text:p text:style-name="P30">2</text:p>
          </table:table-cell>
          <table:table-cell table:style-name="Таблица1.C2" office:value-type="string">
            <text:p text:style-name="P30">2</text:p>
          </table:table-cell>
        </table:table-row>
        <table:table-row>
          <table:table-cell table:style-name="Таблица1.A2" office:value-type="string">
            <text:p text:style-name="P2">2. Функции в программировании и математике</text:p>
          </table:table-cell>
          <table:table-cell table:style-name="Таблица1.A2" office:value-type="string">
            <text:p text:style-name="P30">2</text:p>
          </table:table-cell>
          <table:table-cell table:style-name="Таблица1.C2" office:value-type="string">
            <text:p text:style-name="P30">2</text:p>
          </table:table-cell>
        </table:table-row>
        <table:table-row>
          <table:table-cell table:style-name="Таблица1.A2" office:value-type="string">
            <text:p text:style-name="P7"><text:span text:style-name="T2">3</text:span>. Рекурсивные и итеративные процессы.</text:p>
          </table:table-cell>
          <table:table-cell table:style-name="Таблица1.A2" office:value-type="string">
            <text:p text:style-name="P30">4</text:p>
          </table:table-cell>
          <table:table-cell table:style-name="Таблица1.C2" office:value-type="string">
            <text:p text:style-name="P30">2</text:p>
          </table:table-cell>
        </table:table-row>
        <table:table-row>
          <table:table-cell table:style-name="Таблица1.A2" office:value-type="string">
            <text:p text:style-name="P13"><text:span text:style-name="T6">4. </text:span>Алгебраические типы данных</text:p>
          </table:table-cell>
          <table:table-cell table:style-name="Таблица1.A2" office:value-type="string">
            <text:p text:style-name="P30">2</text:p>
          </table:table-cell>
          <table:table-cell table:style-name="Таблица1.C2" office:value-type="string">
            <text:p text:style-name="P30">4</text:p>
          </table:table-cell>
        </table:table-row>
        <table:table-row>
          <table:table-cell table:style-name="Таблица1.A2" office:value-type="string">
            <text:p text:style-name="P11"><text:span text:style-name="T6">5. </text:span>Абстракция данных и процедур</text:p>
          </table:table-cell>
          <table:table-cell table:style-name="Таблица1.A2" office:value-type="string">
            <text:p text:style-name="P32">2</text:p>
          </table:table-cell>
          <table:table-cell table:style-name="Таблица1.C2" office:value-type="string">
            <text:p text:style-name="P30"><text:span text:style-name="T9">2</text:span></text:p>
          </table:table-cell>
        </table:table-row>
        <table:table-row>
          <table:table-cell table:style-name="Таблица1.A2" office:value-type="string">
            <text:p text:style-name="P7"><text:span text:style-name="T6">6</text:span>. Свёртка, как абстракция циклических процессов</text:p>
          </table:table-cell>
          <table:table-cell table:style-name="Таблица1.A2" office:value-type="string">
            <text:p text:style-name="P30">4</text:p>
          </table:table-cell>
          <table:table-cell table:style-name="Таблица1.C2" office:value-type="string">
            <text:p text:style-name="P30">2</text:p>
          </table:table-cell>
        </table:table-row>
        <table:table-row>
          <table:table-cell table:style-name="Таблица1.A2" office:value-type="string">
            <text:p text:style-name="P11"><text:span text:style-name="T6">7. </text:span>Стратегии вычислений</text:p>
          </table:table-cell>
          <table:table-cell table:style-name="Таблица1.A2" office:value-type="string">
            <text:p text:style-name="P30">2</text:p>
          </table:table-cell>
          <table:table-cell table:style-name="Таблица1.C2" office:value-type="string">
            <text:p text:style-name="P30">4</text:p>
          </table:table-cell>
        </table:table-row>
        <table:table-row>
          <table:table-cell table:style-name="Таблица1.A2" office:value-type="string">
            <text:p text:style-name="P11"><text:span text:style-name="T6">8. Основы лямбда-исчисления</text:span></text:p>
          </table:table-cell>
          <table:table-cell table:style-name="Таблица1.A2" office:value-type="string">
            <text:p text:style-name="P30">2</text:p>
          </table:table-cell>
          <table:table-cell table:style-name="Таблица1.C2" office:value-type="string">
            <text:p text:style-name="P30">2</text:p>
          </table:table-cell>
        </table:table-row>
        <table:table-row>
          <table:table-cell table:style-name="Таблица1.A2" office:value-type="string">
            <text:p text:style-name="P11"><text:span text:style-name="T6">9</text:span>. <text:span text:style-name="T4">Концепция м</text:span>оноид<text:span text:style-name="T4">ов</text:span></text:p>
          </table:table-cell>
          <table:table-cell table:style-name="Таблица1.A2" office:value-type="string">
            <text:p text:style-name="P30">2</text:p>
          </table:table-cell>
          <table:table-cell table:style-name="Таблица1.C2" office:value-type="string">
            <text:p text:style-name="P30">2</text:p>
          </table:table-cell>
        </table:table-row>
        <table:table-row>
          <table:table-cell table:style-name="Таблица1.A2" office:value-type="string">
            <text:p text:style-name="P15"><text:span text:style-name="T4">10</text:span>. Доказательства и верификация <text:span text:style-name="T4">функциональных программ</text:span></text:p>
          </table:table-cell>
          <table:table-cell table:style-name="Таблица1.A2" office:value-type="string">
            <text:p text:style-name="P30">2</text:p>
          </table:table-cell>
          <table:table-cell table:style-name="Таблица1.C2" office:value-type="string">
            <text:p text:style-name="P30">2</text:p>
          </table:table-cell>
        </table:table-row>
        <table:table-row>
          <table:table-cell table:style-name="Таблица1.A2" office:value-type="string">
            <text:p text:style-name="P11"><text:span text:style-name="T4">11</text:span>. Функторы <text:span text:style-name="T4">и монады</text:span></text:p>
          </table:table-cell>
          <table:table-cell table:style-name="Таблица1.A2" office:value-type="string">
            <text:p text:style-name="P30">4</text:p>
          </table:table-cell>
          <table:table-cell table:style-name="Таблица1.C2" office:value-type="string">
            <text:p text:style-name="P30">4</text:p>
          </table:table-cell>
        </table:table-row>
        <table:table-row>
          <table:table-cell table:style-name="Таблица1.A2" office:value-type="string">
            <text:p text:style-name="P19">1<text:span text:style-name="T6">2</text:span>. Основы логического программирования</text:p>
          </table:table-cell>
          <table:table-cell table:style-name="Таблица1.A2" office:value-type="string">
            <text:p text:style-name="P32">6</text:p>
          </table:table-cell>
          <table:table-cell table:style-name="Таблица1.C2" office:value-type="string">
            <text:p text:style-name="P30"><text:span text:style-name="T9">6</text:span></text:p>
          </table:table-cell>
        </table:table-row>
        <table:table-row>
          <table:table-cell table:style-name="Таблица1.A2" office:value-type="string">
            <text:p text:style-name="P31">Итого: </text:p>
          </table:table-cell>
          <table:table-cell table:style-name="Таблица1.B14" table:formula="ooow:sum &lt;B2:B13&gt;" office:value-type="float" office:value="34">
            <text:p text:style-name="P30">34</text:p>
          </table:table-cell>
          <table:table-cell table:style-name="Таблица1.C14" table:formula="ooow:sum &lt;C2:C13&gt;" office:value-type="float" office:value="34">
            <text:p text:style-name="P30">34</text:p>
          </table:table-cell>
        </table:table-row>
      </table:table>
      <text:p text:style-name="P18"/>
      <text:p text:style-name="P23">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7T18:32:55.431345534</meta:creation-date>
    <dc:date>2021-04-08T00:28:01.169907598</dc:date>
    <meta:editing-duration>PT40M55S</meta:editing-duration>
    <meta:editing-cycles>6</meta:editing-cycles>
    <meta:generator>LibreOffice/6.2.6.2$Linux_X86_64 LibreOffice_project/20$Build-2</meta:generator>
    <meta:document-statistic meta:table-count="1" meta:image-count="0" meta:object-count="0" meta:page-count="3" meta:paragraph-count="95" meta:word-count="647" meta:character-count="5528" meta:non-whitespace-character-count="4984"/>
  </office:meta>
</office:document-meta>
</file>